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4.209cm"/>
    </style:style>
    <style:style style:name="co3" style:family="table-column">
      <style:table-column-properties fo:break-before="auto" style:column-width="1.683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00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885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861cm" fo:break-before="auto" style:use-optimal-row-height="true"/>
    </style:style>
    <style:style style:name="ro6" style:family="table-row">
      <style:table-row-properties style:row-height="0.861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00">
      <style:table-cell-properties fo:border="0.06pt dotted #000000" style:vertical-align="middle"/>
      <style:text-properties style:font-name="Ubuntu" fo:font-style="italic" style:font-style-asian="italic" style:font-style-complex="italic"/>
    </style:style>
    <style:style style:name="ce5" style:family="table-cell" style:parent-style-name="Default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00">
      <style:table-cell-properties style:vertical-align="middle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ffcc" style:text-align-source="fix" style:repeat-content="false" fo:wrap-option="wrap" fo:border="0.06pt dotted #000000" style:vertical-align="middle"/>
      <style:paragraph-properties fo:text-align="start" fo:margin-left="0cm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dotted #000000" style:vertical-align="middle"/>
      <style:paragraph-properties fo:text-align="start" fo:margin-left="0cm"/>
      <style:text-properties style:font-name="Ubuntu"/>
    </style:style>
    <style:style style:name="ce9" style:family="table-cell" style:parent-style-name="Default">
      <style:table-cell-properties fo:background-color="#ffffcc" style:text-align-source="fix" style:repeat-content="false" fo:border="0.06pt dotted #000000" style:vertical-align="middle"/>
      <style:paragraph-properties fo:text-align="start" fo:margin-left="0cm"/>
      <style:text-properties style:font-name="Ubuntu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 style:data-style-name="N113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12" style:family="table-cell" style:parent-style-name="Default" style:data-style-name="N113">
      <style:table-cell-properties fo:border="0.06pt dotted #000000" style:vertical-align="middle"/>
      <style:text-properties style:font-name="Ubuntu"/>
    </style:style>
    <style:style style:name="ce13" style:family="table-cell" style:parent-style-name="Default" style:data-style-name="N113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14" style:family="table-cell" style:parent-style-name="Default" style:data-style-name="N113">
      <style:table-cell-properties style:vertical-align="middle"/>
    </style:style>
    <style:style style:name="ce15" style:family="table-cell" style:parent-style-name="Default" style:data-style-name="N112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16" style:family="table-cell" style:parent-style-name="Default" style:data-style-name="N112">
      <style:table-cell-properties fo:border="0.06pt dotted #000000" style:vertical-align="middle"/>
      <style:text-properties style:font-name="Ubuntu"/>
    </style:style>
    <style:style style:name="ce17" style:family="table-cell" style:parent-style-name="Default" style:data-style-name="N112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18" style:family="table-cell" style:parent-style-name="Default" style:data-style-name="N112">
      <style:table-cell-properties style:vertical-align="middle"/>
    </style:style>
  </office:automatic-styles>
  <office:body>
    <office:spreadsheet>
      <table:table table:name="manual_2" table:style-name="ta1">
        <table:table-column table:style-name="co1" table:default-cell-style-name="ce2"/>
        <table:table-column table:style-name="co2" table:default-cell-style-name="ce6"/>
        <table:table-column table:style-name="co1" table:default-cell-style-name="ce6"/>
        <table:table-column table:style-name="co3" table:default-cell-style-name="ce10"/>
        <table:table-column table:style-name="co4" table:default-cell-style-name="ce14"/>
        <table:table-column table:style-name="co5" table:default-cell-style-name="ce18"/>
        <table:table-column table:style-name="co4" table:default-cell-style-name="ce14"/>
        <table:table-column table:style-name="co5" table:default-cell-style-name="ce18"/>
        <table:table-column table:style-name="co6" table:number-columns-repeated="1012" table:default-cell-style-name="ce2"/>
        <table:table-row table:style-name="ro1">
          <table:table-cell table:style-name="ce1" table:number-columns-repeated="1020"/>
        </table:table-row>
        <table:table-row table:style-name="ro2">
          <table:table-cell table:style-name="ce1"/>
          <table:table-cell table:style-name="ce3" office:value-type="string" calcext:value-type="string">
            <text:p>Using</text:p>
          </table:table-cell>
          <table:table-cell table:style-name="ce2"/>
          <table:table-cell table:style-name="ce7" office:value-type="string" calcext:value-type="string">
            <text:p>|Matrix| </text:p>
          </table:table-cell>
          <table:table-cell table:style-name="ce11" office:value-type="string" calcext:value-type="string">
            <text:p>Time / manual </text:p>
          </table:table-cell>
          <table:table-cell table:style-name="ce15" office:value-type="string" calcext:value-type="string">
            <text:p>Inf Norm / manual </text:p>
          </table:table-cell>
          <table:table-cell table:style-name="ce11" office:value-type="string" calcext:value-type="string">
            <text:p>Time / dgemm </text:p>
          </table:table-cell>
          <table:table-cell table:style-name="ce15" office:value-type="string" calcext:value-type="string">
            <text:p>Inf Norm / dgemm </text:p>
          </table:table-cell>
          <table:table-cell table:style-name="ce1"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86" calcext:value-type="float">
            <text:p>0.001186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9" calcext:value-type="float">
            <text:p>0.000279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87" calcext:value-type="float">
            <text:p>0.001187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" calcext:value-type="float">
            <text:p>0.000280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" calcext:value-type="float">
            <text:p>0.001190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9" calcext:value-type="float">
            <text:p>0.000279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1" calcext:value-type="float">
            <text:p>0.001191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92" calcext:value-type="float">
            <text:p>0.000292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5" calcext:value-type="float">
            <text:p>0.001195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7" calcext:value-type="float">
            <text:p>0.000277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6" calcext:value-type="float">
            <text:p>0.001196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6" calcext:value-type="float">
            <text:p>0.000276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8" calcext:value-type="float">
            <text:p>0.001198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7" calcext:value-type="float">
            <text:p>0.000277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01" calcext:value-type="float">
            <text:p>0.001201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1" calcext:value-type="float">
            <text:p>0.000281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08" calcext:value-type="float">
            <text:p>0.001208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9" calcext:value-type="float">
            <text:p>0.000279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4" calcext:value-type="float">
            <text:p>0.001240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" calcext:value-type="float">
            <text:p>0.000280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583" calcext:value-type="float">
            <text:p>0.001583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6" calcext:value-type="float">
            <text:p>0.000276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2133" calcext:value-type="float">
            <text:p>0.002133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1" calcext:value-type="float">
            <text:p>0.000281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07" calcext:value-type="float">
            <text:p>0.009307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66" calcext:value-type="float">
            <text:p>0.001966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1" calcext:value-type="float">
            <text:p>0.009310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4" calcext:value-type="float">
            <text:p>0.001984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11" calcext:value-type="float">
            <text:p>0.009311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3972" calcext:value-type="float">
            <text:p>0.003972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13" calcext:value-type="float">
            <text:p>0.009313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515" calcext:value-type="float">
            <text:p>0.002515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16" calcext:value-type="float">
            <text:p>0.009316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5" calcext:value-type="float">
            <text:p>0.001985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25" calcext:value-type="float">
            <text:p>0.009325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76" calcext:value-type="float">
            <text:p>0.001976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41" calcext:value-type="float">
            <text:p>0.009341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004" calcext:value-type="float">
            <text:p>0.002004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43" calcext:value-type="float">
            <text:p>0.009343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7" calcext:value-type="float">
            <text:p>0.001987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64" calcext:value-type="float">
            <text:p>0.009364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4" calcext:value-type="float">
            <text:p>0.001984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66" calcext:value-type="float">
            <text:p>0.009366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9" calcext:value-type="float">
            <text:p>0.001989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433" calcext:value-type="float">
            <text:p>0.009433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6" calcext:value-type="float">
            <text:p>0.001986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892" calcext:value-type="float">
            <text:p>0.009892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03" calcext:value-type="float">
            <text:p>0.002030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5"/>
          <table:table-cell table:style-name="ce2"/>
          <table:table-cell table:style-name="ce9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2"/>
        </table:table-row>
        <table:table-row table:style-name="ro1">
          <table:table-cell/>
          <table:table-cell table:style-name="ce2" table:number-columns-repeated="7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sing</text:p>
          </table:table-cell>
          <table:table-cell table:style-name="ce2"/>
          <table:table-cell table:style-name="ce7" office:value-type="string" calcext:value-type="string">
            <text:p>|Matrix| </text:p>
          </table:table-cell>
          <table:table-cell table:style-name="ce11" office:value-type="string" calcext:value-type="string">
            <text:p>Time / manual </text:p>
          </table:table-cell>
          <table:table-cell table:style-name="ce15" office:value-type="string" calcext:value-type="string">
            <text:p>Inf Norm / manual</text:p>
          </table:table-cell>
          <table:table-cell table:style-name="ce11" office:value-type="string" calcext:value-type="string">
            <text:p>Time / dgemm </text:p>
          </table:table-cell>
          <table:table-cell table:style-name="ce15" office:value-type="string" calcext:value-type="string">
            <text:p>Inf Norm / dgemm 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89" calcext:value-type="float">
            <text:p>0.001189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6" calcext:value-type="float">
            <text:p>0.000286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2" calcext:value-type="float">
            <text:p>0.001192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75" calcext:value-type="float">
            <text:p>0.000275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5" calcext:value-type="float">
            <text:p>0.001195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78" calcext:value-type="float">
            <text:p>0.000278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6" calcext:value-type="float">
            <text:p>0.001196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549" calcext:value-type="float">
            <text:p>0.000549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8" calcext:value-type="float">
            <text:p>0.001198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75" calcext:value-type="float">
            <text:p>0.000275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8" calcext:value-type="float">
            <text:p>0.001198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73" calcext:value-type="float">
            <text:p>0.000273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01" calcext:value-type="float">
            <text:p>0.001201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91" calcext:value-type="float">
            <text:p>0.000291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18" calcext:value-type="float">
            <text:p>0.001218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7" calcext:value-type="float">
            <text:p>0.000287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21" calcext:value-type="float">
            <text:p>0.001221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327" calcext:value-type="float">
            <text:p>0.000327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63" calcext:value-type="float">
            <text:p>0.001263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2" calcext:value-type="float">
            <text:p>0.000282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86" calcext:value-type="float">
            <text:p>0.001286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98" calcext:value-type="float">
            <text:p>0.000298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339" calcext:value-type="float">
            <text:p>0.001339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" calcext:value-type="float">
            <text:p>0.000280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3" calcext:value-type="float">
            <text:p>0.009330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878" calcext:value-type="float">
            <text:p>0.002878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47" calcext:value-type="float">
            <text:p>0.009347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1969" calcext:value-type="float">
            <text:p>0.001969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52" calcext:value-type="float">
            <text:p>0.009352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1989" calcext:value-type="float">
            <text:p>0.001989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452" calcext:value-type="float">
            <text:p>0.009452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3692" calcext:value-type="float">
            <text:p>0.003692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453" calcext:value-type="float">
            <text:p>0.009453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46" calcext:value-type="float">
            <text:p>0.002046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532" calcext:value-type="float">
            <text:p>0.009532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36" calcext:value-type="float">
            <text:p>0.002036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789" calcext:value-type="float">
            <text:p>0.009789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116" calcext:value-type="float">
            <text:p>0.002116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0268" calcext:value-type="float">
            <text:p>0.010268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99" calcext:value-type="float">
            <text:p>0.002099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0275" calcext:value-type="float">
            <text:p>0.010275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292" calcext:value-type="float">
            <text:p>0.002292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0703" calcext:value-type="float">
            <text:p>0.010703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217" calcext:value-type="float">
            <text:p>0.002217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0935" calcext:value-type="float">
            <text:p>0.010935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78" calcext:value-type="float">
            <text:p>0.002078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2126" calcext:value-type="float">
            <text:p>0.012126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94" calcext:value-type="float">
            <text:p>0.002094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5"/>
          <table:table-cell table:style-name="ce2"/>
          <table:table-cell table:style-name="ce9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2"/>
        </table:table-row>
        <table:table-row table:style-name="ro1">
          <table:table-cell/>
          <table:table-cell table:style-name="ce2" table:number-columns-repeated="7"/>
          <table:table-cell table:number-columns-repeated="1012"/>
        </table:table-row>
        <table:table-row table:style-name="ro3">
          <table:table-cell/>
          <table:table-cell table:style-name="ce3" office:value-type="string" calcext:value-type="string">
            <text:p>Using</text:p>
          </table:table-cell>
          <table:table-cell table:style-name="ce2"/>
          <table:table-cell table:style-name="ce7" office:value-type="string" calcext:value-type="string">
            <text:p>|Matrix| </text:p>
          </table:table-cell>
          <table:table-cell table:style-name="ce11" office:value-type="string" calcext:value-type="string">
            <text:p>Time / manual </text:p>
          </table:table-cell>
          <table:table-cell table:style-name="ce15" office:value-type="string" calcext:value-type="string">
            <text:p>Inf Norm / manual </text:p>
          </table:table-cell>
          <table:table-cell table:style-name="ce11" office:value-type="string" calcext:value-type="string">
            <text:p>Time / dgemm </text:p>
          </table:table-cell>
          <table:table-cell table:style-name="ce15" office:value-type="string" calcext:value-type="string">
            <text:p>Inf Norm / dgemm 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1" calcext:value-type="float">
            <text:p>0.001191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8" calcext:value-type="float">
            <text:p>0.000278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5" calcext:value-type="float">
            <text:p>0.001195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2" calcext:value-type="float">
            <text:p>0.000272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6" calcext:value-type="float">
            <text:p>0.001196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6" calcext:value-type="float">
            <text:p>0.000276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9" calcext:value-type="float">
            <text:p>0.001199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8" calcext:value-type="float">
            <text:p>0.000278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9" calcext:value-type="float">
            <text:p>0.001199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8" calcext:value-type="float">
            <text:p>0.000278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02" calcext:value-type="float">
            <text:p>0.001202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" calcext:value-type="float">
            <text:p>0.000280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" calcext:value-type="float">
            <text:p>0.009300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1" calcext:value-type="float">
            <text:p>0.001981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02" calcext:value-type="float">
            <text:p>0.009302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8" calcext:value-type="float">
            <text:p>0.001988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13" calcext:value-type="float">
            <text:p>0.009313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4" calcext:value-type="float">
            <text:p>0.001984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26" calcext:value-type="float">
            <text:p>0.009326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76" calcext:value-type="float">
            <text:p>0.001976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3" calcext:value-type="float">
            <text:p>0.009330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5" calcext:value-type="float">
            <text:p>0.001985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32" calcext:value-type="float">
            <text:p>0.009332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93" calcext:value-type="float">
            <text:p>0.001993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28897" calcext:value-type="float">
            <text:p>3.028897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649714" calcext:value-type="float">
            <text:p>0.649714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30908" calcext:value-type="float">
            <text:p>3.030908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644442" calcext:value-type="float">
            <text:p>0.644442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39778" calcext:value-type="float">
            <text:p>3.039778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660509" calcext:value-type="float">
            <text:p>0.660509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45648" calcext:value-type="float">
            <text:p>3.045648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647758" calcext:value-type="float">
            <text:p>0.647758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48155" calcext:value-type="float">
            <text:p>3.048155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648246" calcext:value-type="float">
            <text:p>0.648246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52243" calcext:value-type="float">
            <text:p>3.052243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645495" calcext:value-type="float">
            <text:p>0.645495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71243" calcext:value-type="float">
            <text:p>3.071243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646475" calcext:value-type="float">
            <text:p>0.646475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138155" calcext:value-type="float">
            <text:p>3.138155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648311" calcext:value-type="float">
            <text:p>0.648311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082578" calcext:value-type="float">
            <text:p>20.082578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5.180091" calcext:value-type="float">
            <text:p>5.180091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361931" calcext:value-type="float">
            <text:p>20.361931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5.146678" calcext:value-type="float">
            <text:p>5.146678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40266" calcext:value-type="float">
            <text:p>20.402660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5.315662" calcext:value-type="float">
            <text:p>5.315662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613177" calcext:value-type="float">
            <text:p>20.613177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5.260293" calcext:value-type="float">
            <text:p>5.260293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675408" calcext:value-type="float">
            <text:p>20.675408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5.172767" calcext:value-type="float">
            <text:p>5.172767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729409" calcext:value-type="float">
            <text:p>20.729409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5.203027" calcext:value-type="float">
            <text:p>5.203027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835579" calcext:value-type="float">
            <text:p>20.835579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5.389093" calcext:value-type="float">
            <text:p>5.389093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1.223333" calcext:value-type="float">
            <text:p>21.223333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5.537096" calcext:value-type="float">
            <text:p>5.537096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2"/>
        </table:table-row>
        <table:table-row table:style-name="ro1">
          <table:table-cell/>
          <table:table-cell table:style-name="ce5"/>
          <table:table-cell table:style-name="ce2"/>
          <table:table-cell table:style-name="ce9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2"/>
        </table:table-row>
        <table:table-row table:style-name="ro1">
          <table:table-cell/>
          <table:table-cell table:style-name="ce2" table:number-columns-repeated="7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sing</text:p>
          </table:table-cell>
          <table:table-cell table:style-name="ce2"/>
          <table:table-cell table:style-name="ce7" office:value-type="string" calcext:value-type="string">
            <text:p>|Matrix| </text:p>
          </table:table-cell>
          <table:table-cell table:style-name="ce11" office:value-type="string" calcext:value-type="string">
            <text:p>Time / manual </text:p>
          </table:table-cell>
          <table:table-cell table:style-name="ce15" office:value-type="string" calcext:value-type="string">
            <text:p>Inf Norm / manual </text:p>
          </table:table-cell>
          <table:table-cell table:style-name="ce11" office:value-type="string" calcext:value-type="string">
            <text:p>Time / dgemm </text:p>
          </table:table-cell>
          <table:table-cell table:style-name="ce15" office:value-type="string" calcext:value-type="string">
            <text:p>Inf Norm / dgemm 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8" calcext:value-type="float">
            <text:p>0.001198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73" calcext:value-type="float">
            <text:p>0.000273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01" calcext:value-type="float">
            <text:p>0.001201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79" calcext:value-type="float">
            <text:p>0.000279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03" calcext:value-type="float">
            <text:p>0.001203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79" calcext:value-type="float">
            <text:p>0.000279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07" calcext:value-type="float">
            <text:p>0.001207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77" calcext:value-type="float">
            <text:p>0.000277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1" calcext:value-type="float">
            <text:p>0.001210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3" calcext:value-type="float">
            <text:p>0.000283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365" calcext:value-type="float">
            <text:p>0.001365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385" calcext:value-type="float">
            <text:p>0.000385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" calcext:value-type="float">
            <text:p>0.009300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1984" calcext:value-type="float">
            <text:p>0.001984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" calcext:value-type="float">
            <text:p>0.009300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1986" calcext:value-type="float">
            <text:p>0.001986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41" calcext:value-type="float">
            <text:p>0.009341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199" calcext:value-type="float">
            <text:p>0.001990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49" calcext:value-type="float">
            <text:p>0.009349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1974" calcext:value-type="float">
            <text:p>0.001974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9" calcext:value-type="float">
            <text:p>0.009390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01" calcext:value-type="float">
            <text:p>0.002001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1436" calcext:value-type="float">
            <text:p>0.011436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175" calcext:value-type="float">
            <text:p>0.002175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33477" calcext:value-type="float">
            <text:p>3.033477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645297" calcext:value-type="float">
            <text:p>0.645297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36239" calcext:value-type="float">
            <text:p>3.036239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6491" calcext:value-type="float">
            <text:p>0.649100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46358" calcext:value-type="float">
            <text:p>3.046358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648188" calcext:value-type="float">
            <text:p>0.648188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79162" calcext:value-type="float">
            <text:p>3.079162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646728" calcext:value-type="float">
            <text:p>0.646728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11751" calcext:value-type="float">
            <text:p>3.117510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697793" calcext:value-type="float">
            <text:p>0.697793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144015" calcext:value-type="float">
            <text:p>3.144015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649152" calcext:value-type="float">
            <text:p>0.649152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156754" calcext:value-type="float">
            <text:p>3.156754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648264" calcext:value-type="float">
            <text:p>0.648264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195391" calcext:value-type="float">
            <text:p>3.195391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851524" calcext:value-type="float">
            <text:p>0.851524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19.872238" calcext:value-type="float">
            <text:p>19.872238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5.189895" calcext:value-type="float">
            <text:p>5.189895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19.986013" calcext:value-type="float">
            <text:p>19.986013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5.131284" calcext:value-type="float">
            <text:p>5.131284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19.991013" calcext:value-type="float">
            <text:p>19.991013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5.130485" calcext:value-type="float">
            <text:p>5.130485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099041" calcext:value-type="float">
            <text:p>20.099041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5.143986" calcext:value-type="float">
            <text:p>5.143986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152267" calcext:value-type="float">
            <text:p>20.152267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5.141762" calcext:value-type="float">
            <text:p>5.141762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223449" calcext:value-type="float">
            <text:p>20.223449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5.15437" calcext:value-type="float">
            <text:p>5.154370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226634" calcext:value-type="float">
            <text:p>20.226634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5.143354" calcext:value-type="float">
            <text:p>5.143354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326687" calcext:value-type="float">
            <text:p>20.326687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5.139508" calcext:value-type="float">
            <text:p>5.139508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2"/>
        </table:table-row>
        <table:table-row table:style-name="ro1">
          <table:table-cell/>
          <table:table-cell table:style-name="ce5"/>
          <table:table-cell table:style-name="ce2"/>
          <table:table-cell table:style-name="ce9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2"/>
        </table:table-row>
        <table:table-row table:style-name="ro1" table:number-rows-repeated="69">
          <table:table-cell table:number-columns-repeated="2"/>
          <table:table-cell table:style-name="ce2"/>
          <table:table-cell table:number-columns-repeated="1017"/>
        </table:table-row>
        <table:table-row table:style-name="ro1" table:number-rows-repeated="104839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manual" table:style-name="ta1">
        <table:table-column table:style-name="co1" table:default-cell-style-name="ce2"/>
        <table:table-column table:style-name="co2" table:default-cell-style-name="ce6"/>
        <table:table-column table:style-name="co1" table:default-cell-style-name="ce6"/>
        <table:table-column table:style-name="co3" table:default-cell-style-name="ce10"/>
        <table:table-column table:style-name="co4" table:default-cell-style-name="ce14"/>
        <table:table-column table:style-name="co5" table:default-cell-style-name="ce18"/>
        <table:table-column table:style-name="co4" table:default-cell-style-name="ce14"/>
        <table:table-column table:style-name="co5" table:default-cell-style-name="ce18"/>
        <table:table-column table:style-name="co6" table:number-columns-repeated="1012" table:default-cell-style-name="ce2"/>
        <table:table-row table:style-name="ro1">
          <table:table-cell table:style-name="ce1" table:number-columns-repeated="1020"/>
        </table:table-row>
        <table:table-row table:style-name="ro2">
          <table:table-cell table:style-name="ce1"/>
          <table:table-cell table:style-name="ce3" office:value-type="string" calcext:value-type="string">
            <text:p>Using</text:p>
          </table:table-cell>
          <table:table-cell table:style-name="ce2"/>
          <table:table-cell table:style-name="ce7" office:value-type="string" calcext:value-type="string">
            <text:p>|Matrix| </text:p>
          </table:table-cell>
          <table:table-cell table:style-name="ce11" office:value-type="string" calcext:value-type="string">
            <text:p>Time / manual </text:p>
          </table:table-cell>
          <table:table-cell table:style-name="ce15" office:value-type="string" calcext:value-type="string">
            <text:p>Inf Norm / manual </text:p>
          </table:table-cell>
          <table:table-cell table:style-name="ce11" office:value-type="string" calcext:value-type="string">
            <text:p>Time / dgemm </text:p>
          </table:table-cell>
          <table:table-cell table:style-name="ce15" office:value-type="string" calcext:value-type="string">
            <text:p>Inf Norm / dgemm </text:p>
          </table:table-cell>
          <table:table-cell table:style-name="ce1"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1" calcext:value-type="float">
            <text:p>0.001191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92" calcext:value-type="float">
            <text:p>0.000292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8" calcext:value-type="float">
            <text:p>0.001198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7" calcext:value-type="float">
            <text:p>0.000277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2133" calcext:value-type="float">
            <text:p>0.002133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1" calcext:value-type="float">
            <text:p>0.000281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6" calcext:value-type="float">
            <text:p>0.001196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6" calcext:value-type="float">
            <text:p>0.000276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86" calcext:value-type="float">
            <text:p>0.001186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9" calcext:value-type="float">
            <text:p>0.000279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08" calcext:value-type="float">
            <text:p>0.001208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9" calcext:value-type="float">
            <text:p>0.000279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25" calcext:value-type="float">
            <text:p>0.009325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76" calcext:value-type="float">
            <text:p>0.001976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433" calcext:value-type="float">
            <text:p>0.009433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6" calcext:value-type="float">
            <text:p>0.001986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892" calcext:value-type="float">
            <text:p>0.009892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03" calcext:value-type="float">
            <text:p>0.002030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1" calcext:value-type="float">
            <text:p>0.009310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4" calcext:value-type="float">
            <text:p>0.001984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11" calcext:value-type="float">
            <text:p>0.009311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3972" calcext:value-type="float">
            <text:p>0.003972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13" calcext:value-type="float">
            <text:p>0.009313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515" calcext:value-type="float">
            <text:p>0.002515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5"/>
          <table:table-cell table:style-name="ce2"/>
          <table:table-cell table:style-name="ce9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87" calcext:value-type="float">
            <text:p>0.001187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" calcext:value-type="float">
            <text:p>0.000280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01" calcext:value-type="float">
            <text:p>0.001201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1" calcext:value-type="float">
            <text:p>0.000281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4" calcext:value-type="float">
            <text:p>0.001240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" calcext:value-type="float">
            <text:p>0.000280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" calcext:value-type="float">
            <text:p>0.001190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9" calcext:value-type="float">
            <text:p>0.000279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583" calcext:value-type="float">
            <text:p>0.001583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6" calcext:value-type="float">
            <text:p>0.000276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5" calcext:value-type="float">
            <text:p>0.001195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7" calcext:value-type="float">
            <text:p>0.000277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64" calcext:value-type="float">
            <text:p>0.009364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4" calcext:value-type="float">
            <text:p>0.001984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43" calcext:value-type="float">
            <text:p>0.009343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7" calcext:value-type="float">
            <text:p>0.001987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07" calcext:value-type="float">
            <text:p>0.009307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66" calcext:value-type="float">
            <text:p>0.001966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16" calcext:value-type="float">
            <text:p>0.009316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5" calcext:value-type="float">
            <text:p>0.001985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66" calcext:value-type="float">
            <text:p>0.009366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9" calcext:value-type="float">
            <text:p>0.001989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41" calcext:value-type="float">
            <text:p>0.009341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004" calcext:value-type="float">
            <text:p>0.002004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7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sing</text:p>
          </table:table-cell>
          <table:table-cell table:style-name="ce2"/>
          <table:table-cell table:style-name="ce7" office:value-type="string" calcext:value-type="string">
            <text:p>|Matrix| </text:p>
          </table:table-cell>
          <table:table-cell table:style-name="ce11" office:value-type="string" calcext:value-type="string">
            <text:p>Time / manual </text:p>
          </table:table-cell>
          <table:table-cell table:style-name="ce15" office:value-type="string" calcext:value-type="string">
            <text:p>Inf Norm / manual</text:p>
          </table:table-cell>
          <table:table-cell table:style-name="ce11" office:value-type="string" calcext:value-type="string">
            <text:p>Time / dgemm </text:p>
          </table:table-cell>
          <table:table-cell table:style-name="ce15" office:value-type="string" calcext:value-type="string">
            <text:p>Inf Norm / dgemm 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89" calcext:value-type="float">
            <text:p>0.001189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6" calcext:value-type="float">
            <text:p>0.000286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18" calcext:value-type="float">
            <text:p>0.001218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7" calcext:value-type="float">
            <text:p>0.000287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5" calcext:value-type="float">
            <text:p>0.001195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78" calcext:value-type="float">
            <text:p>0.000278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86" calcext:value-type="float">
            <text:p>0.001286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98" calcext:value-type="float">
            <text:p>0.000298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01" calcext:value-type="float">
            <text:p>0.001201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91" calcext:value-type="float">
            <text:p>0.000291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63" calcext:value-type="float">
            <text:p>0.001263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2" calcext:value-type="float">
            <text:p>0.000282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47" calcext:value-type="float">
            <text:p>0.009347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1969" calcext:value-type="float">
            <text:p>0.001969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2126" calcext:value-type="float">
            <text:p>0.012126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94" calcext:value-type="float">
            <text:p>0.002094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0703" calcext:value-type="float">
            <text:p>0.010703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217" calcext:value-type="float">
            <text:p>0.002217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0268" calcext:value-type="float">
            <text:p>0.010268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99" calcext:value-type="float">
            <text:p>0.002099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789" calcext:value-type="float">
            <text:p>0.009789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116" calcext:value-type="float">
            <text:p>0.002116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0275" calcext:value-type="float">
            <text:p>0.010275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292" calcext:value-type="float">
            <text:p>0.002292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5"/>
          <table:table-cell table:style-name="ce2"/>
          <table:table-cell table:style-name="ce9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339" calcext:value-type="float">
            <text:p>0.001339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" calcext:value-type="float">
            <text:p>0.000280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6" calcext:value-type="float">
            <text:p>0.001196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549" calcext:value-type="float">
            <text:p>0.000549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21" calcext:value-type="float">
            <text:p>0.001221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327" calcext:value-type="float">
            <text:p>0.000327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8" calcext:value-type="float">
            <text:p>0.001198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75" calcext:value-type="float">
            <text:p>0.000275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2" calcext:value-type="float">
            <text:p>0.001192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75" calcext:value-type="float">
            <text:p>0.000275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8" calcext:value-type="float">
            <text:p>0.001198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73" calcext:value-type="float">
            <text:p>0.000273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52" calcext:value-type="float">
            <text:p>0.009352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1989" calcext:value-type="float">
            <text:p>0.001989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0935" calcext:value-type="float">
            <text:p>0.010935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78" calcext:value-type="float">
            <text:p>0.002078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532" calcext:value-type="float">
            <text:p>0.009532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36" calcext:value-type="float">
            <text:p>0.002036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452" calcext:value-type="float">
            <text:p>0.009452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3692" calcext:value-type="float">
            <text:p>0.003692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453" calcext:value-type="float">
            <text:p>0.009453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46" calcext:value-type="float">
            <text:p>0.002046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3" calcext:value-type="float">
            <text:p>0.009330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878" calcext:value-type="float">
            <text:p>0.002878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7"/>
          <table:table-cell table:number-columns-repeated="1012"/>
        </table:table-row>
        <table:table-row table:style-name="ro3">
          <table:table-cell/>
          <table:table-cell table:style-name="ce3" office:value-type="string" calcext:value-type="string">
            <text:p>Using</text:p>
          </table:table-cell>
          <table:table-cell table:style-name="ce2"/>
          <table:table-cell table:style-name="ce7" office:value-type="string" calcext:value-type="string">
            <text:p>|Matrix| </text:p>
          </table:table-cell>
          <table:table-cell table:style-name="ce11" office:value-type="string" calcext:value-type="string">
            <text:p>Time / manual </text:p>
          </table:table-cell>
          <table:table-cell table:style-name="ce15" office:value-type="string" calcext:value-type="string">
            <text:p>Inf Norm / manual </text:p>
          </table:table-cell>
          <table:table-cell table:style-name="ce11" office:value-type="string" calcext:value-type="string">
            <text:p>Time / dgemm </text:p>
          </table:table-cell>
          <table:table-cell table:style-name="ce15" office:value-type="string" calcext:value-type="string">
            <text:p>Inf Norm / dgemm 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9" calcext:value-type="float">
            <text:p>0.001199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8" calcext:value-type="float">
            <text:p>0.000278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5" calcext:value-type="float">
            <text:p>0.001195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2" calcext:value-type="float">
            <text:p>0.000272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9" calcext:value-type="float">
            <text:p>0.001199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8" calcext:value-type="float">
            <text:p>0.000278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32" calcext:value-type="float">
            <text:p>0.009332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93" calcext:value-type="float">
            <text:p>0.001993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02" calcext:value-type="float">
            <text:p>0.009302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8" calcext:value-type="float">
            <text:p>0.001988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" calcext:value-type="float">
            <text:p>0.009300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1" calcext:value-type="float">
            <text:p>0.001981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138155" calcext:value-type="float">
            <text:p>3.138155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648311" calcext:value-type="float">
            <text:p>0.648311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45648" calcext:value-type="float">
            <text:p>3.045648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647758" calcext:value-type="float">
            <text:p>0.647758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71243" calcext:value-type="float">
            <text:p>3.071243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646475" calcext:value-type="float">
            <text:p>0.646475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48155" calcext:value-type="float">
            <text:p>3.048155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648246" calcext:value-type="float">
            <text:p>0.648246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729409" calcext:value-type="float">
            <text:p>20.729409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5.203027" calcext:value-type="float">
            <text:p>5.203027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675408" calcext:value-type="float">
            <text:p>20.675408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5.172767" calcext:value-type="float">
            <text:p>5.172767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361931" calcext:value-type="float">
            <text:p>20.361931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5.146678" calcext:value-type="float">
            <text:p>5.146678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082578" calcext:value-type="float">
            <text:p>20.082578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5.180091" calcext:value-type="float">
            <text:p>5.180091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2"/>
        </table:table-row>
        <table:table-row table:style-name="ro1">
          <table:table-cell/>
          <table:table-cell table:style-name="ce5"/>
          <table:table-cell table:style-name="ce2"/>
          <table:table-cell table:style-name="ce9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02" calcext:value-type="float">
            <text:p>0.001202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" calcext:value-type="float">
            <text:p>0.000280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6" calcext:value-type="float">
            <text:p>0.001196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6" calcext:value-type="float">
            <text:p>0.000276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1" calcext:value-type="float">
            <text:p>0.001191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78" calcext:value-type="float">
            <text:p>0.000278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26" calcext:value-type="float">
            <text:p>0.009326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76" calcext:value-type="float">
            <text:p>0.001976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13" calcext:value-type="float">
            <text:p>0.009313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4" calcext:value-type="float">
            <text:p>0.001984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3" calcext:value-type="float">
            <text:p>0.009330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1985" calcext:value-type="float">
            <text:p>0.001985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39778" calcext:value-type="float">
            <text:p>3.039778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660509" calcext:value-type="float">
            <text:p>0.660509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30908" calcext:value-type="float">
            <text:p>3.030908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644442" calcext:value-type="float">
            <text:p>0.644442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52243" calcext:value-type="float">
            <text:p>3.052243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645495" calcext:value-type="float">
            <text:p>0.645495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28897" calcext:value-type="float">
            <text:p>3.028897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649714" calcext:value-type="float">
            <text:p>0.649714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1.223333" calcext:value-type="float">
            <text:p>21.223333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5.537096" calcext:value-type="float">
            <text:p>5.537096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835579" calcext:value-type="float">
            <text:p>20.835579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5.389093" calcext:value-type="float">
            <text:p>5.389093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613177" calcext:value-type="float">
            <text:p>20.613177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5.260293" calcext:value-type="float">
            <text:p>5.260293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40266" calcext:value-type="float">
            <text:p>20.402660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5.315662" calcext:value-type="float">
            <text:p>5.315662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7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sing</text:p>
          </table:table-cell>
          <table:table-cell table:style-name="ce2"/>
          <table:table-cell table:style-name="ce7" office:value-type="string" calcext:value-type="string">
            <text:p>|Matrix| </text:p>
          </table:table-cell>
          <table:table-cell table:style-name="ce11" office:value-type="string" calcext:value-type="string">
            <text:p>Time / manual </text:p>
          </table:table-cell>
          <table:table-cell table:style-name="ce15" office:value-type="string" calcext:value-type="string">
            <text:p>Inf Norm / manual </text:p>
          </table:table-cell>
          <table:table-cell table:style-name="ce11" office:value-type="string" calcext:value-type="string">
            <text:p>Time / dgemm </text:p>
          </table:table-cell>
          <table:table-cell table:style-name="ce15" office:value-type="string" calcext:value-type="string">
            <text:p>Inf Norm / dgemm 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198" calcext:value-type="float">
            <text:p>0.001198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73" calcext:value-type="float">
            <text:p>0.000273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07" calcext:value-type="float">
            <text:p>0.001207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77" calcext:value-type="float">
            <text:p>0.000277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03" calcext:value-type="float">
            <text:p>0.001203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79" calcext:value-type="float">
            <text:p>0.000279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" calcext:value-type="float">
            <text:p>0.009300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1984" calcext:value-type="float">
            <text:p>0.001984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1436" calcext:value-type="float">
            <text:p>0.011436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175" calcext:value-type="float">
            <text:p>0.002175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49" calcext:value-type="float">
            <text:p>0.009349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1974" calcext:value-type="float">
            <text:p>0.001974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36239" calcext:value-type="float">
            <text:p>3.036239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6491" calcext:value-type="float">
            <text:p>0.649100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46358" calcext:value-type="float">
            <text:p>3.046358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648188" calcext:value-type="float">
            <text:p>0.648188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79162" calcext:value-type="float">
            <text:p>3.079162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646728" calcext:value-type="float">
            <text:p>0.646728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144015" calcext:value-type="float">
            <text:p>3.144015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649152" calcext:value-type="float">
            <text:p>0.649152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152267" calcext:value-type="float">
            <text:p>20.152267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5.141762" calcext:value-type="float">
            <text:p>5.141762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19.991013" calcext:value-type="float">
            <text:p>19.991013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5.130485" calcext:value-type="float">
            <text:p>5.130485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19.986013" calcext:value-type="float">
            <text:p>19.986013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5.131284" calcext:value-type="float">
            <text:p>5.131284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326687" calcext:value-type="float">
            <text:p>20.326687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5.139508" calcext:value-type="float">
            <text:p>5.139508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2"/>
        </table:table-row>
        <table:table-row table:style-name="ro1">
          <table:table-cell/>
          <table:table-cell table:style-name="ce5"/>
          <table:table-cell table:style-name="ce2"/>
          <table:table-cell table:style-name="ce9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01" calcext:value-type="float">
            <text:p>0.001201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79" calcext:value-type="float">
            <text:p>0.000279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21" calcext:value-type="float">
            <text:p>0.001210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3" calcext:value-type="float">
            <text:p>0.000283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1365" calcext:value-type="float">
            <text:p>0.001365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385" calcext:value-type="float">
            <text:p>0.000385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41" calcext:value-type="float">
            <text:p>0.009341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199" calcext:value-type="float">
            <text:p>0.001990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" calcext:value-type="float">
            <text:p>0.009300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1986" calcext:value-type="float">
            <text:p>0.001986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0939" calcext:value-type="float">
            <text:p>0.009390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01" calcext:value-type="float">
            <text:p>0.002001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195391" calcext:value-type="float">
            <text:p>3.195391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851524" calcext:value-type="float">
            <text:p>0.851524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11751" calcext:value-type="float">
            <text:p>3.117510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697793" calcext:value-type="float">
            <text:p>0.697793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156754" calcext:value-type="float">
            <text:p>3.156754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648264" calcext:value-type="float">
            <text:p>0.648264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033477" calcext:value-type="float">
            <text:p>3.033477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645297" calcext:value-type="float">
            <text:p>0.645297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19.872238" calcext:value-type="float">
            <text:p>19.872238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5.189895" calcext:value-type="float">
            <text:p>5.189895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226634" calcext:value-type="float">
            <text:p>20.226634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5.143354" calcext:value-type="float">
            <text:p>5.143354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099041" calcext:value-type="float">
            <text:p>20.099041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5.143986" calcext:value-type="float">
            <text:p>5.143986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manual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0.223449" calcext:value-type="float">
            <text:p>20.223449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5.15437" calcext:value-type="float">
            <text:p>5.154370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2"/>
        </table:table-row>
        <table:table-row table:style-name="ro1" table:number-rows-repeated="69">
          <table:table-cell table:number-columns-repeated="2"/>
          <table:table-cell table:style-name="ce2"/>
          <table:table-cell table:number-columns-repeated="1017"/>
        </table:table-row>
        <table:table-row table:style-name="ro1" table:number-rows-repeated="104839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olo" table:style-name="ta1">
        <table:table-column table:style-name="co1" table:default-cell-style-name="ce2"/>
        <table:table-column table:style-name="co7" table:default-cell-style-name="ce6"/>
        <table:table-column table:style-name="co1" table:default-cell-style-name="ce6"/>
        <table:table-column table:style-name="co4" table:number-columns-repeated="2" table:default-cell-style-name="ce10"/>
        <table:table-column table:style-name="co4" table:default-cell-style-name="ce14"/>
        <table:table-column table:style-name="co5" table:default-cell-style-name="ce18"/>
        <table:table-column table:style-name="co4" table:default-cell-style-name="ce14"/>
        <table:table-column table:style-name="co5" table:default-cell-style-name="ce18"/>
        <table:table-column table:style-name="co6" table:number-columns-repeated="1012" table:default-cell-style-name="ce2"/>
        <table:table-row table:style-name="ro1">
          <table:table-cell table:style-name="ce1" table:number-columns-repeated="1021"/>
        </table:table-row>
        <table:table-row table:style-name="ro4">
          <table:table-cell table:style-name="ce1"/>
          <table:table-cell table:style-name="ce3" office:value-type="string" calcext:value-type="string">
            <text:p>Using</text:p>
          </table:table-cell>
          <table:table-cell table:style-name="ce2"/>
          <table:table-cell table:style-name="ce7" office:value-type="string" calcext:value-type="string">
            <text:p>|Matrix| </text:p>
          </table:table-cell>
          <table:table-cell table:style-name="ce7" office:value-type="string" calcext:value-type="string">
            <text:p>|processors|</text:p>
          </table:table-cell>
          <table:table-cell table:style-name="ce11" office:value-type="string" calcext:value-type="string">
            <text:p>Time / mpi </text:p>
          </table:table-cell>
          <table:table-cell table:style-name="ce15" office:value-type="string" calcext:value-type="string">
            <text:p>Inf Norm / mpi </text:p>
          </table:table-cell>
          <table:table-cell table:style-name="ce11" office:value-type="string" calcext:value-type="string">
            <text:p>Time / manual </text:p>
          </table:table-cell>
          <table:table-cell table:style-name="ce15" office:value-type="string" calcext:value-type="string">
            <text:p>Inf Norm / manual </text:p>
          </table:table-cell>
          <table:table-cell table:style-name="ce1"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9072" calcext:value-type="float">
            <text:p>0.009072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097" calcext:value-type="float">
            <text:p>0.001097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33" calcext:value-type="float">
            <text:p>0.008933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087" calcext:value-type="float">
            <text:p>0.001087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05" calcext:value-type="float">
            <text:p>0.008905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087" calcext:value-type="float">
            <text:p>0.001087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812" calcext:value-type="float">
            <text:p>0.008812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087" calcext:value-type="float">
            <text:p>0.001087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25" calcext:value-type="float">
            <text:p>0.008925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092" calcext:value-type="float">
            <text:p>0.001092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9015" calcext:value-type="float">
            <text:p>0.009015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087" calcext:value-type="float">
            <text:p>0.001087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541" calcext:value-type="float">
            <text:p>0.037541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45" calcext:value-type="float">
            <text:p>0.008450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656" calcext:value-type="float">
            <text:p>0.037656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447" calcext:value-type="float">
            <text:p>0.008447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57" calcext:value-type="float">
            <text:p>0.037570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45" calcext:value-type="float">
            <text:p>0.008450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487" calcext:value-type="float">
            <text:p>0.037487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529" calcext:value-type="float">
            <text:p>0.008529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527" calcext:value-type="float">
            <text:p>0.037527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523" calcext:value-type="float">
            <text:p>0.008523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631" calcext:value-type="float">
            <text:p>0.037631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456" calcext:value-type="float">
            <text:p>0.008456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5"/>
          <table:table-cell table:style-name="ce2"/>
          <table:table-cell table:style-name="ce9" table:number-columns-repeated="2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9118" calcext:value-type="float">
            <text:p>0.009118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087" calcext:value-type="float">
            <text:p>0.001087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9014" calcext:value-type="float">
            <text:p>0.009014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089" calcext:value-type="float">
            <text:p>0.001089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18" calcext:value-type="float">
            <text:p>0.008918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088" calcext:value-type="float">
            <text:p>0.001088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817" calcext:value-type="float">
            <text:p>0.008817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089" calcext:value-type="float">
            <text:p>0.001089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11" calcext:value-type="float">
            <text:p>0.008911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089" calcext:value-type="float">
            <text:p>0.001089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57" calcext:value-type="float">
            <text:p>0.008957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105" calcext:value-type="float">
            <text:p>0.001105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528" calcext:value-type="float">
            <text:p>0.037528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51" calcext:value-type="float">
            <text:p>0.008510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641" calcext:value-type="float">
            <text:p>0.037641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455" calcext:value-type="float">
            <text:p>0.008455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601" calcext:value-type="float">
            <text:p>0.037601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463" calcext:value-type="float">
            <text:p>0.008463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511" calcext:value-type="float">
            <text:p>0.037511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462" calcext:value-type="float">
            <text:p>0.008462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566" calcext:value-type="float">
            <text:p>0.037566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45" calcext:value-type="float">
            <text:p>0.008450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486" calcext:value-type="float">
            <text:p>0.037486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523" calcext:value-type="float">
            <text:p>0.008523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8"/>
          <table:table-cell table:number-columns-repeated="1012"/>
        </table:table-row>
        <table:table-row table:style-name="ro5">
          <table:table-cell/>
          <table:table-cell table:style-name="ce3" office:value-type="string" calcext:value-type="string">
            <text:p>Using</text:p>
          </table:table-cell>
          <table:table-cell table:style-name="ce2"/>
          <table:table-cell table:style-name="ce7" office:value-type="string" calcext:value-type="string">
            <text:p>|Matrix| </text:p>
          </table:table-cell>
          <table:table-cell table:style-name="ce7" office:value-type="string" calcext:value-type="string">
            <text:p>|processors|</text:p>
          </table:table-cell>
          <table:table-cell table:style-name="ce11" office:value-type="string" calcext:value-type="string">
            <text:p>Time / mpi </text:p>
          </table:table-cell>
          <table:table-cell table:style-name="ce15" office:value-type="string" calcext:value-type="string">
            <text:p>Inf Norm / mpi </text:p>
          </table:table-cell>
          <table:table-cell table:style-name="ce11" office:value-type="string" calcext:value-type="string">
            <text:p>Time / manual </text:p>
          </table:table-cell>
          <table:table-cell table:style-name="ce15" office:value-type="string" calcext:value-type="string">
            <text:p>Inf Norm / manual 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58" calcext:value-type="float">
            <text:p>0.008958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088" calcext:value-type="float">
            <text:p>0.001088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24" calcext:value-type="float">
            <text:p>0.008924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087" calcext:value-type="float">
            <text:p>0.001087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6" calcext:value-type="float">
            <text:p>0.008960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089" calcext:value-type="float">
            <text:p>0.001089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33" calcext:value-type="float">
            <text:p>0.008933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089" calcext:value-type="float">
            <text:p>0.001089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25" calcext:value-type="float">
            <text:p>0.008925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088" calcext:value-type="float">
            <text:p>0.001088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14" calcext:value-type="float">
            <text:p>0.008914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088" calcext:value-type="float">
            <text:p>0.001088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111" calcext:value-type="float">
            <text:p>0.038111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443" calcext:value-type="float">
            <text:p>0.008443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198" calcext:value-type="float">
            <text:p>0.038198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453" calcext:value-type="float">
            <text:p>0.008453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174" calcext:value-type="float">
            <text:p>0.038174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453" calcext:value-type="float">
            <text:p>0.008453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084" calcext:value-type="float">
            <text:p>0.038084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454" calcext:value-type="float">
            <text:p>0.008454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198" calcext:value-type="float">
            <text:p>0.038198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459" calcext:value-type="float">
            <text:p>0.008459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247" calcext:value-type="float">
            <text:p>0.038247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617" calcext:value-type="float">
            <text:p>0.008617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5"/>
          <table:table-cell table:style-name="ce2"/>
          <table:table-cell table:style-name="ce9" table:number-columns-repeated="2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15" calcext:value-type="float">
            <text:p>0.008915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096" calcext:value-type="float">
            <text:p>0.001096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9069" calcext:value-type="float">
            <text:p>0.009069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087" calcext:value-type="float">
            <text:p>0.001087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28" calcext:value-type="float">
            <text:p>0.008928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087" calcext:value-type="float">
            <text:p>0.001087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72" calcext:value-type="float">
            <text:p>0.008972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23" calcext:value-type="float">
            <text:p>0.001230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64" calcext:value-type="float">
            <text:p>0.008964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088" calcext:value-type="float">
            <text:p>0.001088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905" calcext:value-type="float">
            <text:p>0.009050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089" calcext:value-type="float">
            <text:p>0.001089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039" calcext:value-type="float">
            <text:p>0.038039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54" calcext:value-type="float">
            <text:p>0.008540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085" calcext:value-type="float">
            <text:p>0.038085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519" calcext:value-type="float">
            <text:p>0.008519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991" calcext:value-type="float">
            <text:p>0.037991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525" calcext:value-type="float">
            <text:p>0.008525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114" calcext:value-type="float">
            <text:p>0.038114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52" calcext:value-type="float">
            <text:p>0.008520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142" calcext:value-type="float">
            <text:p>0.038142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528" calcext:value-type="float">
            <text:p>0.008528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006" calcext:value-type="float">
            <text:p>0.038006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453" calcext:value-type="float">
            <text:p>0.008453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8"/>
          <table:table-cell table:number-columns-repeated="1012"/>
        </table:table-row>
        <table:table-row table:style-name="ro6">
          <table:table-cell/>
          <table:table-cell table:style-name="ce3" office:value-type="string" calcext:value-type="string">
            <text:p>Using</text:p>
          </table:table-cell>
          <table:table-cell table:style-name="ce2"/>
          <table:table-cell table:style-name="ce7" office:value-type="string" calcext:value-type="string">
            <text:p>|Matrix| </text:p>
          </table:table-cell>
          <table:table-cell table:style-name="ce7" office:value-type="string" calcext:value-type="string">
            <text:p>|processors|</text:p>
          </table:table-cell>
          <table:table-cell table:style-name="ce11" office:value-type="string" calcext:value-type="string">
            <text:p>Time / mpi </text:p>
          </table:table-cell>
          <table:table-cell table:style-name="ce15" office:value-type="string" calcext:value-type="string">
            <text:p>Inf Norm / mpi </text:p>
          </table:table-cell>
          <table:table-cell table:style-name="ce11" office:value-type="string" calcext:value-type="string">
            <text:p>Time / manual </text:p>
          </table:table-cell>
          <table:table-cell table:style-name="ce15" office:value-type="string" calcext:value-type="string">
            <text:p>Inf Norm / manual 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9046" calcext:value-type="float">
            <text:p>0.009046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087" calcext:value-type="float">
            <text:p>0.001087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892" calcext:value-type="float">
            <text:p>0.008892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089" calcext:value-type="float">
            <text:p>0.001089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9" calcext:value-type="float">
            <text:p>0.008990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09" calcext:value-type="float">
            <text:p>0.001090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635" calcext:value-type="float">
            <text:p>0.037635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447" calcext:value-type="float">
            <text:p>0.008447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697" calcext:value-type="float">
            <text:p>0.037697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454" calcext:value-type="float">
            <text:p>0.008454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666" calcext:value-type="float">
            <text:p>0.037666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524" calcext:value-type="float">
            <text:p>0.008524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.327586" calcext:value-type="float">
            <text:p>1.327586</text:p>
          </table:table-cell>
          <table:table-cell table:style-name="ce16" office:value-type="float" office:value="8078358" calcext:value-type="float">
            <text:p>8,078,358.0</text:p>
          </table:table-cell>
          <table:table-cell table:style-name="ce12" office:value-type="float" office:value="2.380195" calcext:value-type="float">
            <text:p>2.380195</text:p>
          </table:table-cell>
          <table:table-cell table:style-name="ce16" office:value-type="float" office:value="8078358" calcext:value-type="float">
            <text:p>8,078,358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.33729" calcext:value-type="float">
            <text:p>1.337290</text:p>
          </table:table-cell>
          <table:table-cell table:style-name="ce16" office:value-type="float" office:value="8078358" calcext:value-type="float">
            <text:p>8,078,358.0</text:p>
          </table:table-cell>
          <table:table-cell table:style-name="ce12" office:value-type="float" office:value="2.325706" calcext:value-type="float">
            <text:p>2.325706</text:p>
          </table:table-cell>
          <table:table-cell table:style-name="ce16" office:value-type="float" office:value="8078358" calcext:value-type="float">
            <text:p>8,078,358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.344111" calcext:value-type="float">
            <text:p>1.344111</text:p>
          </table:table-cell>
          <table:table-cell table:style-name="ce16" office:value-type="float" office:value="8078358" calcext:value-type="float">
            <text:p>8,078,358.0</text:p>
          </table:table-cell>
          <table:table-cell table:style-name="ce12" office:value-type="float" office:value="2.391962" calcext:value-type="float">
            <text:p>2.391962</text:p>
          </table:table-cell>
          <table:table-cell table:style-name="ce16" office:value-type="float" office:value="8078358" calcext:value-type="float">
            <text:p>8,078,358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.32197" calcext:value-type="float">
            <text:p>1.321970</text:p>
          </table:table-cell>
          <table:table-cell table:style-name="ce16" office:value-type="float" office:value="8078358" calcext:value-type="float">
            <text:p>8,078,358.0</text:p>
          </table:table-cell>
          <table:table-cell table:style-name="ce12" office:value-type="float" office:value="2.391503" calcext:value-type="float">
            <text:p>2.391503</text:p>
          </table:table-cell>
          <table:table-cell table:style-name="ce16" office:value-type="float" office:value="8078358" calcext:value-type="float">
            <text:p>8,078,358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.248157" calcext:value-type="float">
            <text:p>7.248157</text:p>
          </table:table-cell>
          <table:table-cell table:style-name="ce16" office:value-type="float" office:value="31600720" calcext:value-type="float">
            <text:p>31,600,720.0</text:p>
          </table:table-cell>
          <table:table-cell table:style-name="ce12" office:value-type="float" office:value="17.150734" calcext:value-type="float">
            <text:p>17.150734</text:p>
          </table:table-cell>
          <table:table-cell table:style-name="ce16" office:value-type="float" office:value="31600720" calcext:value-type="float">
            <text:p>31,600,72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.149565" calcext:value-type="float">
            <text:p>7.149565</text:p>
          </table:table-cell>
          <table:table-cell table:style-name="ce16" office:value-type="float" office:value="31600720" calcext:value-type="float">
            <text:p>31,600,720.0</text:p>
          </table:table-cell>
          <table:table-cell table:style-name="ce12" office:value-type="float" office:value="17.163936" calcext:value-type="float">
            <text:p>17.163936</text:p>
          </table:table-cell>
          <table:table-cell table:style-name="ce16" office:value-type="float" office:value="31600720" calcext:value-type="float">
            <text:p>31,600,72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.054564" calcext:value-type="float">
            <text:p>7.054564</text:p>
          </table:table-cell>
          <table:table-cell table:style-name="ce16" office:value-type="float" office:value="31600720" calcext:value-type="float">
            <text:p>31,600,720.0</text:p>
          </table:table-cell>
          <table:table-cell table:style-name="ce12" office:value-type="float" office:value="17.165722" calcext:value-type="float">
            <text:p>17.165722</text:p>
          </table:table-cell>
          <table:table-cell table:style-name="ce16" office:value-type="float" office:value="31600720" calcext:value-type="float">
            <text:p>31,600,72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.085431" calcext:value-type="float">
            <text:p>7.085431</text:p>
          </table:table-cell>
          <table:table-cell table:style-name="ce16" office:value-type="float" office:value="31600720" calcext:value-type="float">
            <text:p>31,600,720.0</text:p>
          </table:table-cell>
          <table:table-cell table:style-name="ce12" office:value-type="float" office:value="17.121745" calcext:value-type="float">
            <text:p>17.121745</text:p>
          </table:table-cell>
          <table:table-cell table:style-name="ce16" office:value-type="float" office:value="31600720" calcext:value-type="float">
            <text:p>31,600,720.0</text:p>
          </table:table-cell>
          <table:table-cell table:number-columns-repeated="1012"/>
        </table:table-row>
        <table:table-row table:style-name="ro1">
          <table:table-cell/>
          <table:table-cell table:style-name="ce5"/>
          <table:table-cell table:style-name="ce2"/>
          <table:table-cell table:style-name="ce9" table:number-columns-repeated="2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9035" calcext:value-type="float">
            <text:p>0.009035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208" calcext:value-type="float">
            <text:p>0.001208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32" calcext:value-type="float">
            <text:p>0.008932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103" calcext:value-type="float">
            <text:p>0.001103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888" calcext:value-type="float">
            <text:p>0.008888</text:p>
          </table:table-cell>
          <table:table-cell table:style-name="ce16" office:value-type="float" office:value="83811" calcext:value-type="float">
            <text:p>83,811.0</text:p>
          </table:table-cell>
          <table:table-cell table:style-name="ce12" office:value-type="float" office:value="0.001088" calcext:value-type="float">
            <text:p>0.001088</text:p>
          </table:table-cell>
          <table:table-cell table:style-name="ce16" office:value-type="float" office:value="83811" calcext:value-type="float">
            <text:p>83,811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54" calcext:value-type="float">
            <text:p>0.037540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523" calcext:value-type="float">
            <text:p>0.008523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636" calcext:value-type="float">
            <text:p>0.037636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522" calcext:value-type="float">
            <text:p>0.008522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7552" calcext:value-type="float">
            <text:p>0.037552</text:p>
          </table:table-cell>
          <table:table-cell table:style-name="ce16" office:value-type="float" office:value="338563" calcext:value-type="float">
            <text:p>338,563.0</text:p>
          </table:table-cell>
          <table:table-cell table:style-name="ce12" office:value-type="float" office:value="0.008451" calcext:value-type="float">
            <text:p>0.008451</text:p>
          </table:table-cell>
          <table:table-cell table:style-name="ce16" office:value-type="float" office:value="338563" calcext:value-type="float">
            <text:p>338,563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.35046" calcext:value-type="float">
            <text:p>1.350460</text:p>
          </table:table-cell>
          <table:table-cell table:style-name="ce16" office:value-type="float" office:value="8078358" calcext:value-type="float">
            <text:p>8,078,358.0</text:p>
          </table:table-cell>
          <table:table-cell table:style-name="ce12" office:value-type="float" office:value="2.395111" calcext:value-type="float">
            <text:p>2.395111</text:p>
          </table:table-cell>
          <table:table-cell table:style-name="ce16" office:value-type="float" office:value="8078358" calcext:value-type="float">
            <text:p>8,078,358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.32856" calcext:value-type="float">
            <text:p>1.328560</text:p>
          </table:table-cell>
          <table:table-cell table:style-name="ce16" office:value-type="float" office:value="8078358" calcext:value-type="float">
            <text:p>8,078,358.0</text:p>
          </table:table-cell>
          <table:table-cell table:style-name="ce12" office:value-type="float" office:value="2.397888" calcext:value-type="float">
            <text:p>2.397888</text:p>
          </table:table-cell>
          <table:table-cell table:style-name="ce16" office:value-type="float" office:value="8078358" calcext:value-type="float">
            <text:p>8,078,358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.359001" calcext:value-type="float">
            <text:p>1.359001</text:p>
          </table:table-cell>
          <table:table-cell table:style-name="ce16" office:value-type="float" office:value="8078358" calcext:value-type="float">
            <text:p>8,078,358.0</text:p>
          </table:table-cell>
          <table:table-cell table:style-name="ce12" office:value-type="float" office:value="2.391396" calcext:value-type="float">
            <text:p>2.391396</text:p>
          </table:table-cell>
          <table:table-cell table:style-name="ce16" office:value-type="float" office:value="8078358" calcext:value-type="float">
            <text:p>8,078,358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.323249" calcext:value-type="float">
            <text:p>1.323249</text:p>
          </table:table-cell>
          <table:table-cell table:style-name="ce16" office:value-type="float" office:value="8078358" calcext:value-type="float">
            <text:p>8,078,358.0</text:p>
          </table:table-cell>
          <table:table-cell table:style-name="ce12" office:value-type="float" office:value="2.394876" calcext:value-type="float">
            <text:p>2.394876</text:p>
          </table:table-cell>
          <table:table-cell table:style-name="ce16" office:value-type="float" office:value="8078358" calcext:value-type="float">
            <text:p>8,078,358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.143116" calcext:value-type="float">
            <text:p>7.143116</text:p>
          </table:table-cell>
          <table:table-cell table:style-name="ce16" office:value-type="float" office:value="31600720" calcext:value-type="float">
            <text:p>31,600,720.0</text:p>
          </table:table-cell>
          <table:table-cell table:style-name="ce12" office:value-type="float" office:value="17.156587" calcext:value-type="float">
            <text:p>17.156587</text:p>
          </table:table-cell>
          <table:table-cell table:style-name="ce16" office:value-type="float" office:value="31600720" calcext:value-type="float">
            <text:p>31,600,72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.045932" calcext:value-type="float">
            <text:p>7.045932</text:p>
          </table:table-cell>
          <table:table-cell table:style-name="ce16" office:value-type="float" office:value="31600720" calcext:value-type="float">
            <text:p>31,600,720.0</text:p>
          </table:table-cell>
          <table:table-cell table:style-name="ce12" office:value-type="float" office:value="17.116244" calcext:value-type="float">
            <text:p>17.116244</text:p>
          </table:table-cell>
          <table:table-cell table:style-name="ce16" office:value-type="float" office:value="31600720" calcext:value-type="float">
            <text:p>31,600,72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.1491" calcext:value-type="float">
            <text:p>7.149100</text:p>
          </table:table-cell>
          <table:table-cell table:style-name="ce16" office:value-type="float" office:value="31600720" calcext:value-type="float">
            <text:p>31,600,720.0</text:p>
          </table:table-cell>
          <table:table-cell table:style-name="ce12" office:value-type="float" office:value="17.17721" calcext:value-type="float">
            <text:p>17.177210</text:p>
          </table:table-cell>
          <table:table-cell table:style-name="ce16" office:value-type="float" office:value="31600720" calcext:value-type="float">
            <text:p>31,600,72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.089481" calcext:value-type="float">
            <text:p>7.089481</text:p>
          </table:table-cell>
          <table:table-cell table:style-name="ce16" office:value-type="float" office:value="31600720" calcext:value-type="float">
            <text:p>31,600,720.0</text:p>
          </table:table-cell>
          <table:table-cell table:style-name="ce12" office:value-type="float" office:value="17.191204" calcext:value-type="float">
            <text:p>17.191204</text:p>
          </table:table-cell>
          <table:table-cell table:style-name="ce16" office:value-type="float" office:value="31600720" calcext:value-type="float">
            <text:p>31,600,720.0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8"/>
          <table:table-cell table:number-columns-repeated="1012"/>
        </table:table-row>
        <table:table-row table:style-name="ro5">
          <table:table-cell/>
          <table:table-cell table:style-name="ce3" office:value-type="string" calcext:value-type="string">
            <text:p>Using</text:p>
          </table:table-cell>
          <table:table-cell table:style-name="ce2"/>
          <table:table-cell table:style-name="ce7" office:value-type="string" calcext:value-type="string">
            <text:p>|Matrix| </text:p>
          </table:table-cell>
          <table:table-cell table:style-name="ce7" office:value-type="string" calcext:value-type="string">
            <text:p>|processors|</text:p>
          </table:table-cell>
          <table:table-cell table:style-name="ce11" office:value-type="string" calcext:value-type="string">
            <text:p>Time / mpi </text:p>
          </table:table-cell>
          <table:table-cell table:style-name="ce15" office:value-type="string" calcext:value-type="string">
            <text:p>Inf Norm / mpi </text:p>
          </table:table-cell>
          <table:table-cell table:style-name="ce11" office:value-type="string" calcext:value-type="string">
            <text:p>Time / manual </text:p>
          </table:table-cell>
          <table:table-cell table:style-name="ce15" office:value-type="string" calcext:value-type="string">
            <text:p>Inf Norm / manual 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38" calcext:value-type="float">
            <text:p>0.008938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186" calcext:value-type="float">
            <text:p>0.001186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9002" calcext:value-type="float">
            <text:p>0.009002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088" calcext:value-type="float">
            <text:p>0.001088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912" calcext:value-type="float">
            <text:p>0.009120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087" calcext:value-type="float">
            <text:p>0.001087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113" calcext:value-type="float">
            <text:p>0.038113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523" calcext:value-type="float">
            <text:p>0.008523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247" calcext:value-type="float">
            <text:p>0.038247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458" calcext:value-type="float">
            <text:p>0.008458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238" calcext:value-type="float">
            <text:p>0.038238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459" calcext:value-type="float">
            <text:p>0.008459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.378423" calcext:value-type="float">
            <text:p>1.378423</text:p>
          </table:table-cell>
          <table:table-cell table:style-name="ce16" office:value-type="float" office:value="637562500" calcext:value-type="float">
            <text:p>637,562,500.0</text:p>
          </table:table-cell>
          <table:table-cell table:style-name="ce12" office:value-type="float" office:value="2.393414" calcext:value-type="float">
            <text:p>2.393414</text:p>
          </table:table-cell>
          <table:table-cell table:style-name="ce16" office:value-type="float" office:value="637562500" calcext:value-type="float">
            <text:p>63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.355162" calcext:value-type="float">
            <text:p>1.355162</text:p>
          </table:table-cell>
          <table:table-cell table:style-name="ce16" office:value-type="float" office:value="637562500" calcext:value-type="float">
            <text:p>637,562,500.0</text:p>
          </table:table-cell>
          <table:table-cell table:style-name="ce12" office:value-type="float" office:value="2.391642" calcext:value-type="float">
            <text:p>2.391642</text:p>
          </table:table-cell>
          <table:table-cell table:style-name="ce16" office:value-type="float" office:value="637562500" calcext:value-type="float">
            <text:p>63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.379172" calcext:value-type="float">
            <text:p>1.379172</text:p>
          </table:table-cell>
          <table:table-cell table:style-name="ce16" office:value-type="float" office:value="637562500" calcext:value-type="float">
            <text:p>637,562,500.0</text:p>
          </table:table-cell>
          <table:table-cell table:style-name="ce12" office:value-type="float" office:value="2.391919" calcext:value-type="float">
            <text:p>2.391919</text:p>
          </table:table-cell>
          <table:table-cell table:style-name="ce16" office:value-type="float" office:value="637562500" calcext:value-type="float">
            <text:p>63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.4036" calcext:value-type="float">
            <text:p>1.403600</text:p>
          </table:table-cell>
          <table:table-cell table:style-name="ce16" office:value-type="float" office:value="637562500" calcext:value-type="float">
            <text:p>637,562,500.0</text:p>
          </table:table-cell>
          <table:table-cell table:style-name="ce12" office:value-type="float" office:value="2.393041" calcext:value-type="float">
            <text:p>2.393041</text:p>
          </table:table-cell>
          <table:table-cell table:style-name="ce16" office:value-type="float" office:value="637562500" calcext:value-type="float">
            <text:p>63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.395794" calcext:value-type="float">
            <text:p>7.395794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style-name="ce12" office:value-type="float" office:value="17.110994" calcext:value-type="float">
            <text:p>17.110994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.315577" calcext:value-type="float">
            <text:p>7.315577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style-name="ce12" office:value-type="float" office:value="17.160057" calcext:value-type="float">
            <text:p>17.160057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.316681" calcext:value-type="float">
            <text:p>7.316681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style-name="ce12" office:value-type="float" office:value="17.148499" calcext:value-type="float">
            <text:p>17.148499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.256198" calcext:value-type="float">
            <text:p>7.256198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style-name="ce12" office:value-type="float" office:value="17.119226" calcext:value-type="float">
            <text:p>17.119226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number-columns-repeated="1012"/>
        </table:table-row>
        <table:table-row table:style-name="ro1">
          <table:table-cell/>
          <table:table-cell table:style-name="ce5"/>
          <table:table-cell table:style-name="ce2"/>
          <table:table-cell table:style-name="ce9" table:number-columns-repeated="2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9033" calcext:value-type="float">
            <text:p>0.009033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095" calcext:value-type="float">
            <text:p>0.001095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28" calcext:value-type="float">
            <text:p>0.008928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123" calcext:value-type="float">
            <text:p>0.001123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08975" calcext:value-type="float">
            <text:p>0.008975</text:p>
          </table:table-cell>
          <table:table-cell table:style-name="ce16" office:value-type="float" office:value="75625" calcext:value-type="float">
            <text:p>75,625.0</text:p>
          </table:table-cell>
          <table:table-cell table:style-name="ce12" office:value-type="float" office:value="0.001087" calcext:value-type="float">
            <text:p>0.001087</text:p>
          </table:table-cell>
          <table:table-cell table:style-name="ce16" office:value-type="float" office:value="75625" calcext:value-type="float">
            <text:p>75,625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091" calcext:value-type="float">
            <text:p>0.038091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466" calcext:value-type="float">
            <text:p>0.008466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131" calcext:value-type="float">
            <text:p>0.038131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528" calcext:value-type="float">
            <text:p>0.008528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38197" calcext:value-type="float">
            <text:p>0.038197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2" office:value-type="float" office:value="0.008449" calcext:value-type="float">
            <text:p>0.008449</text:p>
          </table:table-cell>
          <table:table-cell table:style-name="ce16" office:value-type="float" office:value="1102500" calcext:value-type="float">
            <text:p>1,10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.358874" calcext:value-type="float">
            <text:p>1.358874</text:p>
          </table:table-cell>
          <table:table-cell table:style-name="ce16" office:value-type="float" office:value="637562500" calcext:value-type="float">
            <text:p>637,562,500.0</text:p>
          </table:table-cell>
          <table:table-cell table:style-name="ce12" office:value-type="float" office:value="2.393659" calcext:value-type="float">
            <text:p>2.393659</text:p>
          </table:table-cell>
          <table:table-cell table:style-name="ce16" office:value-type="float" office:value="637562500" calcext:value-type="float">
            <text:p>63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.36739" calcext:value-type="float">
            <text:p>1.367390</text:p>
          </table:table-cell>
          <table:table-cell table:style-name="ce16" office:value-type="float" office:value="637562500" calcext:value-type="float">
            <text:p>637,562,500.0</text:p>
          </table:table-cell>
          <table:table-cell table:style-name="ce12" office:value-type="float" office:value="2.380557" calcext:value-type="float">
            <text:p>2.380557</text:p>
          </table:table-cell>
          <table:table-cell table:style-name="ce16" office:value-type="float" office:value="637562500" calcext:value-type="float">
            <text:p>63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.362464" calcext:value-type="float">
            <text:p>1.362464</text:p>
          </table:table-cell>
          <table:table-cell table:style-name="ce16" office:value-type="float" office:value="637562500" calcext:value-type="float">
            <text:p>637,562,500.0</text:p>
          </table:table-cell>
          <table:table-cell table:style-name="ce12" office:value-type="float" office:value="2.319429" calcext:value-type="float">
            <text:p>2.319429</text:p>
          </table:table-cell>
          <table:table-cell table:style-name="ce16" office:value-type="float" office:value="637562500" calcext:value-type="float">
            <text:p>63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.358222" calcext:value-type="float">
            <text:p>1.358222</text:p>
          </table:table-cell>
          <table:table-cell table:style-name="ce16" office:value-type="float" office:value="637562500" calcext:value-type="float">
            <text:p>637,562,500.0</text:p>
          </table:table-cell>
          <table:table-cell table:style-name="ce12" office:value-type="float" office:value="2.378163" calcext:value-type="float">
            <text:p>2.378163</text:p>
          </table:table-cell>
          <table:table-cell table:style-name="ce16" office:value-type="float" office:value="637562500" calcext:value-type="float">
            <text:p>637,562,5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.291051" calcext:value-type="float">
            <text:p>7.291051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style-name="ce12" office:value-type="float" office:value="17.179521" calcext:value-type="float">
            <text:p>17.179521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.340551" calcext:value-type="float">
            <text:p>7.340551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style-name="ce12" office:value-type="float" office:value="17.143703" calcext:value-type="float">
            <text:p>17.143703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.283727" calcext:value-type="float">
            <text:p>7.283727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style-name="ce12" office:value-type="float" office:value="17.212086" calcext:value-type="float">
            <text:p>17.212086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./A4-mpi-solo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.353827" calcext:value-type="float">
            <text:p>7.353827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style-name="ce12" office:value-type="float" office:value="17.172394" calcext:value-type="float">
            <text:p>17.172394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number-columns-repeated="1012"/>
        </table:table-row>
        <table:table-row table:style-name="ro1" table:number-rows-repeated="69">
          <table:table-cell table:number-columns-repeated="2"/>
          <table:table-cell table:style-name="ce2"/>
          <table:table-cell table:number-columns-repeated="1018"/>
        </table:table-row>
        <table:table-row table:style-name="ro1" table:number-rows-repeated="104839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manual_2.B88:manual_2.H116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" table:target-range-address="manual.B57:manual.H8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 number:grouping="true"/>
    </number:number-style>
    <number:number-style style:name="N113">
      <number:number number:decimal-places="6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 style:data-style-name="N2" text:time-value="0000-00-00T02:05:02.518448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7-23T18:26:05.879676870</meta:creation-date>
    <dc:date>2014-07-28T02:40:00.166042215</dc:date>
    <dc:creator>Paula Dwan</dc:creator>
    <meta:editing-duration>PT2H3M10S</meta:editing-duration>
    <meta:editing-cycles>28</meta:editing-cycles>
    <meta:generator>LibreOffice/4.1.6.2$Linux_X86_64 LibreOffice_project/410m0$Build-2</meta:generator>
    <meta:document-statistic meta:table-count="3" meta:cell-count="2052" meta:object-count="0"/>
  </office:meta>
</office:document-meta>
</file>